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302cm"/>
    </style:style>
    <style:style style:name="pr2" style:family="presentation" style:parent-style-name="Default-subtitle">
      <style:graphic-properties draw:fill-color="#ffffff" draw:auto-grow-height="true" fo:min-height="17.0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15.748cm"/>
    </style:style>
    <style:style style:name="pr5" style:family="presentation" style:parent-style-name="Default-title">
      <style:graphic-properties draw:auto-grow-height="true" fo:min-height="4.852cm"/>
    </style:style>
    <style:style style:name="pr6" style:family="presentation" style:parent-style-name="Default-outline1">
      <style:graphic-properties draw:auto-grow-height="true" fo:min-height="19.824cm"/>
    </style:style>
    <style:style style:name="pr7" style:family="presentation" style:parent-style-name="Default-outline1">
      <style:graphic-properties fo:min-height="14.389cm"/>
    </style:style>
    <style:style style:name="pr8" style:family="presentation" style:parent-style-name="Default-subtitle">
      <style:graphic-properties draw:fill-color="#ffffff" draw:auto-grow-height="true" fo:min-height="14.881cm"/>
    </style:style>
    <style:style style:name="pr9" style:family="presentation" style:parent-style-name="Default-subtitle">
      <style:graphic-properties draw:fill-color="#ffffff" draw:auto-grow-height="true" fo:min-height="16.693cm"/>
    </style:style>
    <style:style style:name="pr10" style:family="presentation" style:parent-style-name="Default-subtitle">
      <style:graphic-properties draw:fill-color="#ffffff" draw:auto-grow-height="true" fo:min-height="20.562cm"/>
    </style:style>
    <style:style style:name="pr11" style:family="presentation" style:parent-style-name="Default-subtitle">
      <style:graphic-properties draw:fill-color="#ffffff" draw:auto-grow-height="true" fo:min-height="22.86cm"/>
    </style:style>
    <style:style style:name="pr12" style:family="presentation" style:parent-style-name="Default-subtitle">
      <style:graphic-properties draw:fill-color="#ffffff" draw:auto-grow-height="true" fo:min-height="22.399cm"/>
    </style:style>
    <style:style style:name="pr13" style:family="presentation" style:parent-style-name="Default-subtitle">
      <style:graphic-properties draw:fill-color="#ffffff" draw:auto-grow-height="true" fo:min-height="24.447cm"/>
    </style:style>
    <style:style style:name="pr14" style:family="presentation" style:parent-style-name="Default-subtitle">
      <style:graphic-properties draw:fill-color="#ffffff" draw:auto-grow-height="true" fo:min-height="26.171cm"/>
    </style:style>
    <style:style style:name="pr15" style:family="presentation" style:parent-style-name="Default-subtitle">
      <style:graphic-properties draw:fill-color="#ffffff" draw:auto-grow-height="true" fo:min-height="29.008cm"/>
    </style:style>
    <style:style style:name="pr16" style:family="presentation" style:parent-style-name="Default-subtitle">
      <style:graphic-properties draw:fill-color="#ffffff" draw:auto-grow-height="true" fo:min-height="29.952cm"/>
    </style:style>
    <style:style style:name="pr17" style:family="presentation" style:parent-style-name="Default-subtitle">
      <style:graphic-properties draw:fill-color="#ffffff" draw:auto-grow-height="true" fo:min-height="31.214cm"/>
    </style:style>
    <style:style style:name="pr18" style:family="presentation" style:parent-style-name="Default-subtitle">
      <style:graphic-properties draw:fill-color="#ffffff" draw:auto-grow-height="true" fo:min-height="31.287cm"/>
    </style:style>
    <style:style style:name="pr19" style:family="presentation" style:parent-style-name="Default-subtitle">
      <style:graphic-properties draw:fill-color="#ffffff" draw:auto-grow-height="true" fo:min-height="22.051cm"/>
    </style:style>
    <style:style style:name="pr20" style:family="presentation" style:parent-style-name="Default-subtitle">
      <style:graphic-properties draw:fill-color="#ffffff" draw:auto-grow-height="true" fo:min-height="24.112cm"/>
    </style:style>
    <style:style style:name="pr21" style:family="presentation" style:parent-style-name="Default-subtitle">
      <style:graphic-properties draw:fill-color="#ffffff" draw:auto-grow-height="true" fo:min-height="33.094cm"/>
    </style:style>
    <style:style style:name="pr22" style:family="presentation" style:parent-style-name="Default-subtitle">
      <style:graphic-properties draw:fill-color="#ffffff" draw:auto-grow-height="true" fo:min-height="31.033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style:paragraph-properties fo:text-align="center"/>
      <style:text-properties fo:font-size="32pt"/>
    </style:style>
    <style:style style:name="P8" style:family="paragraph">
      <style:paragraph-properties fo:text-align="start"/>
      <style:text-properties fo:font-size="32pt"/>
    </style:style>
    <style:style style:name="P9" style:family="paragraph">
      <style:paragraph-properties fo:text-align="start"/>
      <style:text-properties fo:font-size="40pt" style:font-size-asian="40pt" style:font-size-complex="40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/>
    </style:style>
    <style:style style:name="T10" style:family="text">
      <style:text-properties fo:font-size="32pt" style:font-size-asian="40pt" style:font-size-complex="40pt"/>
    </style:style>
    <style:style style:name="T11" style:family="text">
      <style:text-properties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Information</text:span></text:p>
          </draw:text-box>
        </draw:frame>
        <draw:frame presentation:style-name="pr2" draw:text-style-name="P3" draw:layer="layout" svg:width="25.191cm" svg:height="17.018cm" svg:x="1.399cm" svg:y="2.794cm" presentation:class="subtitle" presentation:user-transformed="true">
          <draw:text-box>
            <text:p><text:span text:style-name="T2"/></text:p>
            <text:p><text:span text:style-name="T2">GitHub has best information</text:span></text:p>
            <text:p><text:span text:style-name="T3"/></text:p>
            <text:p text:style-name="P2"><text:span text:style-name="T2">https://github.com/RMax2015/forGL</text:span></text:p>
            <text:p text:style-name="P2"><text:span text:style-name="T4"/></text:p>
            <text:p text:style-name="P2"><text:span text:style-name="T2"/></text:p>
            <text:p text:style-name="P2"><text:span text:style-name="T2">Haxe Community Forum</text:span></text:p>
            <text:p text:style-name="P2"><text:span text:style-name="T2">search: <text:s/>4GL <text:s/>or <text:s/>forGL</text:span></text:p>
            <text:p text:style-name="P2"><text:span text:style-name="T2">https://community.haxe.org</text:span></text:p>
            <text:p text:style-name="P2"><text:span text:style-name="T4"/></text:p>
            <text:p text:style-name="P2"><text:span text:style-name="T4"/></text:p>
            <text:p text:style-name="P2"><text:span text:style-name="T5">forGL is not a programming language but may act like one</text:span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Goals</text:span></text:p>
          </draw:text-box>
        </draw:frame>
        <draw:frame presentation:style-name="pr4" draw:text-style-name="P3" draw:layer="layout" svg:width="25.191cm" svg:height="16.871cm" svg:x="1.399cm" svg:y="3.503cm" presentation:class="subtitle" presentation:user-transformed="true">
          <draw:text-box>
            <text:p><text:span text:style-name="T2">Anyone that can type on a computer*</text:span></text:p>
            <text:p text:style-name="P2"><text:span text:style-name="T2">can learn computer programming**.</text:span></text:p>
            <text:p text:style-name="P2"><text:span text:style-name="T2"/></text:p>
            <text:p text:style-name="P2"><text:span text:style-name="T2">Computer programming experience</text:span></text:p>
            <text:p text:style-name="P2"><text:span text:style-name="T2">or even English*** is not needed.</text:span></text:p>
            <text:p text:style-name="P2"><text:span text:style-name="T4"/></text:p>
            <text:p text:style-name="P2"><text:span text:style-name="T5"/></text:p>
            <text:p text:style-name="P5"><text:span text:style-name="T5"><text:s text:c="2"/></text:span><text:span text:style-name="T5">* <text:s/>Such as: Phones, Tablets, Laptops, Consoles, Desktops…</text:span></text:p>
            <text:p text:style-name="P5"><text:span text:style-name="T7"/></text:p>
            <text:p text:style-name="P5"><text:span text:style-name="T5"><text:s/></text:span><text:span text:style-name="T5">** <text:s/>Languages: Haxe, Haxe output languages, forGL itself...</text:span></text:p>
            <text:p text:style-name="P5"><text:span text:style-name="T3"/></text:p>
            <text:p text:style-name="P5"><text:span text:style-name="T5">*** Concept proved. More Internationalization work to do!</text:span></text:p>
            <text:p text:style-name="P2"><text:span text:style-name="T8"/></text:p>
            <text:p text:style-name="P2"><text:span text:style-name="T5">forGL is not a programming language but may act like one</text:span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6">
        <office:forms form:automatic-focus="false" form:apply-design-mode="false"/>
        <draw:frame presentation:style-name="pr5" draw:text-style-name="P1" draw:layer="layout" svg:width="25.191cm" svg:height="4.852cm" svg:x="1.399cm" svg:y="-0.508cm" presentation:class="title" presentation:user-transformed="true">
          <draw:text-box>
            <text:p><text:span text:style-name="T1">forGL <text:s/>Inputs</text:span></text:p>
          </draw:text-box>
        </draw:frame>
        <draw:frame presentation:style-name="pr6" draw:text-style-name="P3" draw:layer="layout" svg:width="12.292cm" svg:height="20.269cm" svg:x="1.399cm" svg:y="4.915cm" presentation:class="outline" presentation:user-transformed="true">
          <draw:text-box>
            <text:p text:style-name="P2"><text:span text:style-name="T2">Natural Languages</text:span></text:p>
            <text:p text:style-name="P2"><text:span text:style-name="T5"/></text:p>
            <text:p><text:span text:style-name="T2">Must be text based <text:s/>and simplified (European now)</text:span></text:p>
            <text:p text:style-name="P2"><text:span text:style-name="T3"><text:s/></text:span></text:p>
            <text:p text:style-name="P2"><text:span text:style-name="T2">Dictionary approach as common way</text:span></text:p>
            <text:p text:style-name="P2"><text:span text:style-name="T4"/></text:p>
            <text:p text:style-name="P2"><text:span text:style-name="T2"/></text:p>
            <text:p text:style-name="P2"><text:span text:style-name="T2"><text:s text:c="2"/></text:span></text:p>
          </draw:text-box>
        </draw:frame>
        <draw:frame presentation:style-name="pr7" draw:text-style-name="P6" draw:layer="layout" svg:width="12.292cm" svg:height="14.389cm" svg:x="14.306cm" svg:y="4.915cm" presentation:class="outline" presentation:user-transformed="true">
          <draw:text-box>
            <text:list text:style-name="L2">
              <text:list-header>
                <text:p text:style-name="P2"><text:span text:style-name="T2">Mathematics as a Language</text:span></text:p>
                <text:p text:style-name="P2"><text:span text:style-name="T3"/></text:p>
                <text:p text:style-name="P2"><text:span text:style-name="T2">Simplified : (now) No Symbolic Math</text:span></text:p>
                <text:p text:style-name="P2"><text:span text:style-name="T3"/></text:p>
                <text:p text:style-name="P2"><text:span text:style-name="T2">Future: 2D &amp; 3D plot rendering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NL <text:s/>Simplification</text:span></text:p>
          </draw:text-box>
        </draw:frame>
        <draw:frame presentation:style-name="pr8" draw:text-style-name="P3" draw:layer="layout" svg:width="25.191cm" svg:height="16.064cm" svg:x="1.399cm" svg:y="3.473cm" presentation:class="subtitle" presentation:user-transformed="true">
          <draw:text-box>
            <text:p text:style-name="P3"><text:s text:c="2"/><text:span text:style-name="T2">Natural Languages (NL) simplified to:</text:span></text:p>
            <text:p text:style-name="P3"><text:span text:style-name="T2"><text:s text:c="2"/></text:span><text:span text:style-name="T2">Verbs, Nouns, Operators, Punctuation.</text:span></text:p>
            <text:p text:style-name="P3"><text:span text:style-name="T2"/></text:p>
            <text:p text:style-name="P3"><text:span text:style-name="T4"/></text:p>
            <text:p text:style-name="P7"><text:span text:style-name="T2">Key <text:s/>Idea <text:s/>!</text:span></text:p>
            <text:p text:style-name="P8"><text:span text:style-name="T2"><text:s/></text:span><text:span text:style-name="T2">NL Dictionaries are widely known/used. </text:span></text:p>
            <text:p text:style-name="P8"><text:span text:style-name="T2"><text:s/></text:span><text:span text:style-name="T2">forGL Dictionary words &lt;==&gt; programs.</text:span></text:p>
            <text:p text:style-name="P3"><text:span text:style-name="T4"/></text:p>
            <text:p text:style-name="P8"><text:span text:style-name="T2"><text:s text:c="6"/></text:span><text:span text:style-name="T2">forGL Dictionary definitions :</text:span></text:p>
            <text:p text:style-name="P8"><text:span text:style-name="T2"><text:s text:c="6"/></text:span><text:span text:style-name="T2">easily read and changed by User </text:span></text:p>
            <text:p text:style-name="P8"><text:span text:style-name="T2"><text:s text:c="6"/></text:span><text:span text:style-name="T2">and run by forGL Interprete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NL <text:s/>Simplification</text:span></text:p>
          </draw:text-box>
        </draw:frame>
        <draw:frame presentation:style-name="pr9" draw:text-style-name="P3" draw:layer="layout" svg:width="25.191cm" svg:height="18.914cm" svg:x="1.399cm" svg:y="3.462cm" presentation:class="subtitle" presentation:user-transformed="true">
          <draw:text-box>
            <text:p><text:span text:style-name="T2">Not really Natural Language processing</text:span></text:p>
            <text:p><text:span text:style-name="T3"/></text:p>
            <text:p text:style-name="P5"><text:span text:style-name="T2"><text:s text:c="2"/></text:span><text:span text:style-name="T2">Lexing: no recursion, 1 pass</text:span></text:p>
            <text:p text:style-name="P5"><text:span text:style-name="T2"><text:s text:c="2"/></text:span><text:span text:style-name="T2">Parsing: no recursion, 1 resolve* pass</text:span></text:p>
            <text:p text:style-name="P5"><text:span text:style-name="T2"><text:s text:c="2"/></text:span><text:span text:style-name="T2">Other passes reduce Interpreter work</text:span></text:p>
            <text:p text:style-name="P5"><text:span text:style-name="T2"><text:s text:c="2"/></text:span><text:span text:style-name="T2">or support features: Export As Code...</text:span></text:p>
            <text:p><text:span text:style-name="T2"/></text:p>
            <text:p text:style-name="P5"><text:span text:style-name="T2"><text:s/></text:span><text:span text:style-name="T2">* Resolve pass: Infer obvious data.</text:span></text:p>
            <text:p text:style-name="P5"><text:span text:style-name="T2"><text:s text:c="3"/></text:span><text:span text:style-name="T2">Token search in </text:span><text:span text:style-name="T2">Dictionary &amp; any not</text:span></text:p>
            <text:p text:style-name="P5"><text:span text:style-name="T2"><text:s text:c="3"/></text:span><text:span text:style-name="T2">found set as Unknown and ignored. </text:span></text:p>
            <text:p text:style-name="P5"><text:span text:style-name="T2"><text:s text:c="3"/></text:span><text:span text:style-name="T2">Inferred as variables IF referenced.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NL <text:s/>Complexity</text:span></text:p>
          </draw:text-box>
        </draw:frame>
        <draw:frame presentation:style-name="pr10" draw:text-style-name="P3" draw:layer="layout" svg:width="25.191cm" svg:height="21.772cm" svg:x="1.399cm" svg:y="3.459cm" presentation:class="subtitle" presentation:user-transformed="true">
          <draw:text-box>
            <text:p><text:span text:style-name="T2">NL word order is Complex :</text:span></text:p>
            <text:p><text:span text:style-name="T9">English mostly uses Subject Verb Object.</text:span></text:p>
            <text:p><text:span text:style-name="T9">I <text:s/>(s) <text:s/>like <text:s/>(v) <text:s/>Haxe <text:s/>(o).</text:span></text:p>
            <text:p><text:span text:style-name="T3"/></text:p>
            <text:p><text:span text:style-name="T2">https://en.wikipedia.org/wiki/Word_order</text:span></text:p>
            <text:p><text:span text:style-name="T2">Gives other 5 word orders </text:span></text:p>
            <text:p><text:span text:style-name="T2">and various exceptions</text:span></text:p>
            <text:p><text:span text:style-name="T2">on a per Natural Language basis.</text:span></text:p>
            <text:p><text:span text:style-name="T4"/></text:p>
            <text:p text:style-name="P5"><text:span text:style-name="T2"><text:s text:c="3"/></text:span><text:span text:style-name="T2">Key Idea ! <text:s/>forGL will not force word <text:s text:c="3"/></text:span></text:p>
            <text:p text:style-name="P5"><text:span text:style-name="T2"><text:s text:c="3"/></text:span><text:span text:style-name="T2">order except as selected by User:</text:span></text:p>
            <text:p text:style-name="P5"><text:span text:style-name="T2"><text:s text:c="3"/></text:span><text:span text:style-name="T2">such as to support Export As Code. </text:span></text:p>
            <text:p text:style-name="P2"><text:span text:style-name="T10"/></text:p>
            <text:p><text:span text:style-name="T9"><text:s/>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NL <text:s/>Complexity</text:span></text:p>
          </draw:text-box>
        </draw:frame>
        <draw:frame presentation:style-name="pr11" draw:text-style-name="P3" draw:layer="layout" svg:width="25.191cm" svg:height="22.86cm" svg:x="1.399cm" svg:y="2.286cm" presentation:class="subtitle" presentation:user-transformed="true">
          <draw:text-box>
            <text:p><text:span text:style-name="T2">NL Parts of Speech :</text:span></text:p>
            <text:p><text:span text:style-name="T9">English has between 10 to 20? parts of speech.</text:span></text:p>
            <text:p><text:span text:style-name="T9">Greek has THOUSANDS.</text:span></text:p>
            <text:p><text:span text:style-name="T9">forGL simplifies to: Verbs, Nouns, </text:span></text:p>
            <text:p><text:span text:style-name="T9">Operators (from Math) and Punctuation.</text:span></text:p>
            <text:p><text:span text:style-name="T4"/></text:p>
            <text:p><text:span text:style-name="T2">NL Reading Order : </text:span></text:p>
            <text:p><text:span text:style-name="T2">most Left to Right.</text:span></text:p>
            <text:p><text:span text:style-name="T2">Hebrew &amp; Arabic &amp; others Right to Left.</text:span></text:p>
            <text:p><text:span text:style-name="T2">Classical Chinese Top to Bottom </text:span></text:p>
            <text:p><text:span text:style-name="T2">with Leftmost column first.</text:span></text:p>
            <text:p><text:span text:style-name="T9"/></text:p>
            <text:p><text:span text:style-name="T9"><text:s/>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NL <text:s/>Complexity</text:span></text:p>
          </draw:text-box>
        </draw:frame>
        <draw:frame presentation:style-name="pr12" draw:text-style-name="P3" draw:layer="layout" svg:width="25.191cm" svg:height="22.399cm" svg:x="1.399cm" svg:y="1.016cm" presentation:class="subtitle" presentation:user-transformed="true">
          <draw:text-box>
            <text:p><text:span text:style-name="T2">NL Punctuation :</text:span></text:p>
            <text:p><text:span text:style-name="T2">I think some written languages do not</text:span></text:p>
            <text:p><text:span text:style-name="T2">even use punctuation characters.</text:span></text:p>
            <text:p><text:span text:style-name="T3"/></text:p>
            <text:p><text:span text:style-name="T2">Instead I think just gaps represent punctuation. (Chinese? Others?)</text:span></text:p>
            <text:p><text:span text:style-name="T2"/></text:p>
            <text:p><text:span text:style-name="T2">Not sure. </text:span></text:p>
            <text:p><text:span text:style-name="T2">I am no Linguist.</text:span></text:p>
            <text:p><text:span text:style-name="T9"><text:s/>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and <text:s/>Math</text:span></text:p>
          </draw:text-box>
        </draw:frame>
        <draw:frame presentation:style-name="pr13" draw:text-style-name="P3" draw:layer="layout" svg:width="25.191cm" svg:height="24.447cm" svg:x="1.399cm" svg:y="-0.254cm" presentation:class="subtitle" presentation:user-transformed="true">
          <draw:text-box>
            <text:p><text:span text:style-name="T2"/></text:p>
            <text:p><text:span text:style-name="T3"/></text:p>
            <text:p><text:span text:style-name="T2"/></text:p>
            <text:p><text:span text:style-name="T2">Math Notation : depends on context.</text:span></text:p>
            <text:p><text:span text:style-name="T2">Different branches of Math use same notation to mean different things. Same notation may be used with different order of appearance. </text:span></text:p>
            <text:p><text:span text:style-name="T2">Infix is typical &amp; some prefix and postfix.</text:span></text:p>
            <text:p><text:span text:style-name="T4"/></text:p>
            <text:p><text:span text:style-name="T2">Math Concepts :</text:span></text:p>
            <text:p><text:span text:style-name="T2">Absolute accuracy and exact precision may not fit well with computer Hardware or programming Software.</text:span></text:p>
            <text:p><text:span text:style-name="T9"><text:s/>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and <text:s/>Math</text:span></text:p>
          </draw:text-box>
        </draw:frame>
        <draw:frame presentation:style-name="pr14" draw:text-style-name="P3" draw:layer="layout" svg:width="25.191cm" svg:height="26.171cm" svg:x="1.399cm" svg:y="-0.244cm" presentation:class="subtitle" presentation:user-transformed="true">
          <draw:text-box>
            <text:p><text:span text:style-name="T2"/></text:p>
            <text:p><text:span text:style-name="T3"/></text:p>
            <text:p><text:span text:style-name="T2"/></text:p>
            <text:p><text:span text:style-name="T2">Math Concepts :</text:span></text:p>
            <text:p><text:span text:style-name="T2">Pure Math requires large effort to do correctly (consider Haskell). </text:span></text:p>
            <text:p><text:span text:style-name="T2"/></text:p>
            <text:p><text:span text:style-name="T2">forGL uses an Engineering approach.</text:span></text:p>
            <text:p><text:span text:style-name="T2">Allows acceptable results for</text:span></text:p>
            <text:p><text:span text:style-name="T2">(hopefully) a wide spectrum</text:span></text:p>
            <text:p><text:span text:style-name="T2">of use cases.</text:span></text:p>
            <text:p><text:span text:style-name="T2">1 to 1 mapping of forGL Math words</text:span></text:p>
            <text:p><text:span text:style-name="T2">in Dictionary to Haxe Math support.</text:span></text:p>
            <text:p><text:span text:style-name="T8"/></text:p>
            <text:p><text:span text:style-name="T2"/></text:p>
            <text:p><text:span text:style-name="T9"><text:s/>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as <text:s/>an <text:s/>Application</text:span></text:p>
          </draw:text-box>
        </draw:frame>
        <draw:frame presentation:style-name="pr15" draw:text-style-name="P3" draw:layer="layout" svg:width="25.191cm" svg:height="29.008cm" svg:x="1.399cm" svg:y="0.728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 text:style-name="P5"><text:span text:style-name="T2"><text:s text:c="6"/></text:span><text:span text:style-name="T2">Enable Beginning Programmers :</text:span></text:p>
            <text:p text:style-name="P5"><text:span text:style-name="T3"/></text:p>
            <text:p text:style-name="P5"><text:span text:style-name="T2">Simple things done in a simple way.</text:span></text:p>
            <text:p text:style-name="P5"><text:span text:style-name="T2">Full control of forGL options.</text:span></text:p>
            <text:p text:style-name="P5"><text:span text:style-name="T2">Options have usable defaults.</text:span></text:p>
            <text:p text:style-name="P5"><text:span text:style-name="T2">Display intermediate results as wanted.</text:span></text:p>
            <text:p text:style-name="P5"><text:span text:style-name="T2">Intermediate results help with </text:span></text:p>
            <text:p text:style-name="P5"><text:span text:style-name="T2"><text:s text:c="4"/></text:span><text:span text:style-name="T2">Understanding AND Debugging.</text:span></text:p>
            <text:p text:style-name="P5"><text:span text:style-name="T2">Informative Warnings and Errors.</text:span></text:p>
            <text:p text:style-name="P5"><text:span text:style-name="T2">Use Color to show: Nouns, Verbs, etc.</text:span></text:p>
            <text:p text:style-name="P5"><text:span text:style-name="T2">Overall ... use Best Known Practices.</text:span></text:p>
            <text:p text:style-name="P5"><text:span text:style-name="T2"/></text:p>
            <text:p text:style-name="P5"><text:span text:style-name="T2"><text:s text:c="4"/></text:span></text:p>
            <text:p><text:span text:style-name="T8"/></text:p>
            <text:p><text:span text:style-name="T2"/></text:p>
            <text:p><text:span text:style-name="T9"><text:s/>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as <text:s/>an <text:s/>Application</text:span></text:p>
          </draw:text-box>
        </draw:frame>
        <draw:frame presentation:style-name="pr16" draw:text-style-name="P3" draw:layer="layout" svg:width="25.191cm" svg:height="29.952cm" svg:x="1.399cm" svg:y="0.257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 text:style-name="P5"><text:span text:style-name="T2"><text:s text:c="6"/></text:span><text:span text:style-name="T2">Enable Programmer Learning :</text:span></text:p>
            <text:p text:style-name="P5"><text:span text:style-name="T3"/></text:p>
            <text:p text:style-name="P5"><text:span text:style-name="T2">forGL allows Experimentation with :</text:span></text:p>
            <text:p text:style-name="P5"><text:span text:style-name="T2"><text:s text:c="6"/></text:span><text:span text:style-name="T2">Paradigms : </text:span></text:p>
            <text:p text:style-name="P5"><text:span text:style-name="T2">Imperative vs Declarative</text:span><text:span text:style-name="T11"> (Future goal) </text:span></text:p>
            <text:p text:style-name="P5"><text:span text:style-name="T2">Procedural vs Concatenative.</text:span></text:p>
            <text:p text:style-name="P5"><text:span text:style-name="T2">Concurrency &amp; Objects added soon?</text:span></text:p>
            <text:p text:style-name="P5"><text:span text:style-name="T2"><text:s text:c="6"/></text:span><text:span text:style-name="T2">Notations : </text:span></text:p>
            <text:p text:style-name="P5"><text:span text:style-name="T2">Prefix, Infix, Postfix allowed.</text:span></text:p>
            <text:p text:style-name="P5"><text:span text:style-name="T4"/></text:p>
            <text:p text:style-name="P5"><text:span text:style-name="T2">Multiple ways to express Problems.</text:span></text:p>
            <text:p text:style-name="P5"><text:span text:style-name="T2">Use what seems best to you.</text:span></text:p>
            <text:p text:style-name="P5"><text:span text:style-name="T2"/></text:p>
            <text:p text:style-name="P5"><text:span text:style-name="T2"><text:s text:c="4"/></text:span></text:p>
            <text:p><text:span text:style-name="T8"/></text:p>
            <text:p><text:span text:style-name="T2"/></text:p>
            <text:p><text:span text:style-name="T9"><text:s/>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as <text:s/>an <text:s/>Application</text:span></text:p>
          </draw:text-box>
        </draw:frame>
        <draw:frame presentation:style-name="pr15" draw:text-style-name="P3" draw:layer="layout" svg:width="25.191cm" svg:height="29.008cm" svg:x="1.399cm" svg:y="0.73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 text:style-name="P5"><text:span text:style-name="T2"><text:s text:c="3"/></text:span><text:span text:style-name="T2">Enable More Programmer Learning :</text:span></text:p>
            <text:p text:style-name="P5"><text:span text:style-name="T3"/></text:p>
            <text:p text:style-name="P5"><text:span text:style-name="T2">forGL Inference approach allows :</text:span></text:p>
            <text:p text:style-name="P5"><text:span text:style-name="T2">Use of text with various words not in Dictionary. Words not found are treated as simple passive Local Noun names and are ignored until used. </text:span></text:p>
            <text:p text:style-name="P5"><text:span text:style-name="T2">No Warnings or Errors for unknowns.</text:span></text:p>
            <text:p text:style-name="P5"><text:span text:style-name="T2"/></text:p>
            <text:p text:style-name="P5"><text:span text:style-name="T2">Dictionary approach allows use of a mix of real or fictional language words.</text:span></text:p>
            <text:p text:style-name="P5"><text:span text:style-name="T2"/></text:p>
            <text:p text:style-name="P5"><text:span text:style-name="T2"><text:s text:c="4"/></text:span></text:p>
            <text:p><text:span text:style-name="T8"/></text:p>
            <text:p><text:span text:style-name="T2"/></text:p>
            <text:p><text:span text:style-name="T9"><text:s/>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as <text:s/>an <text:s/>Application</text:span></text:p>
          </draw:text-box>
        </draw:frame>
        <draw:frame presentation:style-name="pr15" draw:text-style-name="P3" draw:layer="layout" svg:width="25.191cm" svg:height="29.008cm" svg:x="1.399cm" svg:y="0.729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 text:style-name="P2"><text:span text:style-name="T2">Enable Programmer Productivity :</text:span></text:p>
            <text:p text:style-name="P5"><text:span text:style-name="T3"/></text:p>
            <text:p text:style-name="P5"><text:span text:style-name="T2">Key Ideas: Export As Code, Comments,</text:span></text:p>
            <text:p text:style-name="P5"><text:span text:style-name="T2">Export As Application (soon?)</text:span></text:p>
            <text:p text:style-name="P5"><text:span text:style-name="T2"/></text:p>
            <text:p text:style-name="P5"><text:span text:style-name="T2">forGL Verb selected to Export As Code.</text:span></text:p>
            <text:p text:style-name="P5"><text:span text:style-name="T2">forGL syntax changed to Procedural.</text:span></text:p>
            <text:p text:style-name="P5"><text:span text:style-name="T2">Procedural syntax is run by Interpreter.</text:span></text:p>
            <text:p text:style-name="P5"><text:span text:style-name="T2"><text:s text:c="4"/></text:span><text:span text:style-name="T2">Avoids trying to Export some bugs.</text:span></text:p>
            <text:p text:style-name="P5"><text:span text:style-name="T2">Comments are Exported as well to allow Semantic Traceability.</text:span></text:p>
            <text:p text:style-name="P5"><text:span text:style-name="T2"/></text:p>
            <text:p text:style-name="P5"><text:span text:style-name="T2"><text:s text:c="4"/></text:span></text:p>
            <text:p><text:span text:style-name="T8"/></text:p>
            <text:p><text:span text:style-name="T2"/></text:p>
            <text:p><text:span text:style-name="T9"><text:s/>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as <text:s/>an <text:s/>Application</text:span></text:p>
          </draw:text-box>
        </draw:frame>
        <draw:frame presentation:style-name="pr17" draw:text-style-name="P3" draw:layer="layout" svg:width="25.191cm" svg:height="31.214cm" svg:x="1.399cm" svg:y="0.703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 text:style-name="P2"><text:span text:style-name="T2">Export As Code :</text:span></text:p>
            <text:p text:style-name="P5"><text:span text:style-name="T3"/></text:p>
            <text:p text:style-name="P5"><text:span text:style-name="T2"><text:s/></text:span><text:span text:style-name="T2">Key Ideas ! <text:s text:c="2"/>No other 4GL app allows <text:s/></text:span></text:p>
            <text:p text:style-name="P5"><text:span text:style-name="T2"><text:s/></text:span><text:span text:style-name="T2">Export As Code. No other programming <text:s/>language environment Exports to Haxe.</text:span></text:p>
            <text:p text:style-name="P5"><text:span text:style-name="T3"/></text:p>
            <text:p text:style-name="P2"><text:span text:style-name="T2">A <text:s/>HA <text:s/>! ! ! <text:s text:c="2"/>Moment :</text:span></text:p>
            <text:p text:style-name="P5"><text:span text:style-name="T2">Haxe chosen as easy way to be dangerous with JavaScript. Using Göedel's Theorem &amp; Thinking by Contract leads to ALSO using Haxe as output of forGL. <text:s/>A <text:s/>HUGE <text:s/>WIN ...</text:span></text:p>
            <text:p text:style-name="P5"><text:span text:style-name="T2"/></text:p>
            <text:p text:style-name="P5"><text:span text:style-name="T2"/></text:p>
            <text:p text:style-name="P5"><text:span text:style-name="T2"><text:s text:c="4"/></text:span></text:p>
            <text:p><text:span text:style-name="T8"/></text:p>
            <text:p><text:span text:style-name="T2"/></text:p>
            <text:p><text:span text:style-name="T9"><text:s/>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as <text:s/>an <text:s/>Application</text:span></text:p>
          </draw:text-box>
        </draw:frame>
        <draw:frame presentation:style-name="pr18" draw:text-style-name="P3" draw:layer="layout" svg:width="25.191cm" svg:height="31.287cm" svg:x="1.399cm" svg:y="0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 text:style-name="P2"><text:span text:style-name="T2">Dictionary As Application (soon?) :</text:span></text:p>
            <text:p text:style-name="P5"><text:span text:style-name="T3"/></text:p>
            <text:p text:style-name="P5"><text:span text:style-name="T2">Key Ideas: Entire Dictionary and not just <text:s/>1 Verb Exported As Code. CLI args and Menu added to support Automated running or Manual running. Args / Menu items refer to Verbs in Dictionary.</text:span></text:p>
            <text:p text:style-name="P2"><text:span text:style-name="T4"/></text:p>
            <text:p text:style-name="P5"><text:span text:style-name="T2">Using Göedel's Theorem &amp; Thinking by Contract leads to ALSO extending Export As Code.</text:span></text:p>
            <text:p text:style-name="P5"><text:span text:style-name="T2"/></text:p>
            <text:p text:style-name="P5"><text:span text:style-name="T2"/></text:p>
            <text:p text:style-name="P5"><text:span text:style-name="T2"><text:s text:c="4"/></text:span></text:p>
            <text:p><text:span text:style-name="T8"/></text:p>
            <text:p><text:span text:style-name="T2"/></text:p>
            <text:p><text:span text:style-name="T9"><text:s/>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Testing <text:s/>Needed !</text:span></text:p>
          </draw:text-box>
        </draw:frame>
        <draw:frame presentation:style-name="pr19" draw:text-style-name="P9" draw:layer="layout" svg:width="25.191cm" svg:height="22.051cm" svg:x="1.399cm" svg:y="3.571cm" presentation:class="subtitle" presentation:user-transformed="true">
          <draw:text-box>
            <text:p text:style-name="P5"><text:span text:style-name="T2">Test CLI on Windows, Linux and Mac</text:span></text:p>
            <text:p text:style-name="P5"><text:span text:style-name="T2">Test European languages</text:span></text:p>
            <text:p text:style-name="P5"><text:span text:style-name="T2">Test other Left to Right languages</text:span></text:p>
            <text:p text:style-name="P5"><text:span text:style-name="T2">(after i18n) Translation checking:</text:span></text:p>
            <text:p text:style-name="P5"><text:span text:style-name="T2"><text:s text:c="6"/></text:span><text:span text:style-name="T2">Test Messages, UI Labels...</text:span></text:p>
            <text:p text:style-name="P5"><text:span text:style-name="T2">(after JavaScript fix) Test in Browser</text:span></text:p>
            <text:p text:style-name="P5"><text:span text:style-name="T2">Test Languages with no Punctuation</text:span></text:p>
            <text:p text:style-name="P5"><text:span text:style-name="T2">(after GUI added) Test GUI features</text:span></text:p>
            <text:p text:style-name="P5"><text:span text:style-name="T2"/></text:p>
            <text:p text:style-name="P5"><text:span text:style-name="T2">(later) Test Right to Left languages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Changes <text:s/>Soon?</text:span></text:p>
          </draw:text-box>
        </draw:frame>
        <draw:frame presentation:style-name="pr20" draw:text-style-name="P8" draw:layer="layout" svg:width="25.191cm" svg:height="24.112cm" svg:x="1.399cm" svg:y="0cm" presentation:class="subtitle" presentation:user-transformed="true">
          <draw:text-box>
            <text:p text:style-name="P5"><text:span text:style-name="T2">Add Automated Testing support (.toml)</text:span></text:p>
            <text:p text:style-name="P5"><text:span text:style-name="T2">Fix JavaScript to allow Testing &amp; use</text:span></text:p>
            <text:p text:style-name="P5"><text:span text:style-name="T2">Fix Export As Code, Add Dict As App</text:span></text:p>
            <text:p text:style-name="P5"><text:span text:style-name="T2">Start Internationalization (i18n)</text:span></text:p>
            <text:p text:style-name="P5"><text:span text:style-name="T2">Start support for Right to Left languages</text:span></text:p>
            <text:p text:style-name="P5"><text:span text:style-name="T2">Add to API for other apps use, Games...</text:span></text:p>
            <text:p text:style-name="P5"><text:span text:style-name="T2">Refactor forGL without UI as a Haxe Lib</text:span></text:p>
            <text:p text:style-name="P5"><text:span text:style-name="T2">Add HaxeUI for Windows, Linux, Mac</text:span></text:p>
            <text:p text:style-name="P5"><text:span text:style-name="T2">CLI to use simplified Curses approach</text:span></text:p>
            <text:p text:style-name="P5"><text:span text:style-name="T2">Add native Mobile, Console, ... with GUI</text:span></text:p>
            <text:p text:style-name="P5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Amber <text:s/>Language <text:s/>(4GL)</text:span></text:p>
          </draw:text-box>
        </draw:frame>
        <draw:frame presentation:style-name="pr21" draw:text-style-name="P3" draw:layer="layout" svg:width="25.191cm" svg:height="33.094cm" svg:x="1.399cm" svg:y="-0.508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 text:style-name="P2"><text:span text:style-name="T2">Gerard W. Horgan, Willem van Rijk &amp; others helped create/sell Amber with IDE. Proprietary ... 80's to early 2000's?</text:span></text:p>
            <text:p text:style-name="P2"><text:span text:style-name="T3"/></text:p>
            <text:p text:style-name="P5"><text:span text:style-name="T2">Amber did several European languages. Amber had Nouns, Verbs, Adjectives &amp; Adverbs. Dictionaries had words in various languages and may switch as wanted. Had unlimited Math &amp; newer Windows IDE. Apps in Amber could create GUI &amp; buttons would run a Verb.</text:span></text:p>
            <text:p text:style-name="P5"><text:span text:style-name="T2"/></text:p>
            <text:p text:style-name="P5"><text:span text:style-name="T2"/></text:p>
            <text:p text:style-name="P5"><text:span text:style-name="T2"><text:s text:c="4"/></text:span></text:p>
            <text:p><text:span text:style-name="T8"/></text:p>
            <text:p><text:span text:style-name="T2"/></text:p>
            <text:p><text:span text:style-name="T9"><text:s/>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th <text:s/>Language</text:span></text:p>
          </draw:text-box>
        </draw:frame>
        <draw:frame presentation:style-name="pr22" draw:text-style-name="P3" draw:layer="layout" svg:width="25.191cm" svg:height="31.033cm" svg:x="1.399cm" svg:y="0.254cm" presentation:class="subtitle" presentation:user-transformed="true">
          <draw:text-box>
            <text:p><text:span text:style-name="T2">Charles H Moore created Forth 1970</text:span></text:p>
            <text:p text:style-name="P2"><text:span text:style-name="T3"/></text:p>
            <text:p text:style-name="P5"><text:span text:style-name="T2">Concatenative paradigm and others.</text:span></text:p>
            <text:p text:style-name="P5"><text:span text:style-name="T2">Dictionary of editable words to run.</text:span></text:p>
            <text:p text:style-name="P5"><text:span text:style-name="T2">Interpreter and Compiler.</text:span></text:p>
            <text:p text:style-name="P5"><text:span text:style-name="T2">Good fit for embedded or pre OS boot.</text:span></text:p>
            <text:p text:style-name="P5"><text:span text:style-name="T2"/></text:p>
            <text:p text:style-name="P5"><text:span text:style-name="T2">Https://en.wikipedia.org/wiki/Forth_(programming_language)</text:span></text:p>
            <text:p text:style-name="P5"><text:span text:style-name="T2"/></text:p>
            <text:p text:style-name="P5"><text:span text:style-name="T2"/></text:p>
            <text:p text:style-name="P5"><text:span text:style-name="T2"><text:s text:c="4"/></text:span></text:p>
            <text:p><text:span text:style-name="T8"/></text:p>
            <text:p><text:span text:style-name="T2"/></text:p>
            <text:p><text:span text:style-name="T9"><text:s/>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ndy Maxwell</meta:initial-creator>
    <meta:creation-date>2019-04-23T21:26:30.41</meta:creation-date>
    <meta:editing-duration>P1DT20H7M8S</meta:editing-duration>
    <meta:editing-cycles>37</meta:editing-cycles>
    <dc:date>2019-04-30T08:52:34.33</dc:date>
    <dc:creator>Randy Maxwell</dc:creator>
    <meta:generator>OpenOffice/4.1.6$Win32 OpenOffice.org_project/416m1$Build-9790</meta:generator>
    <meta:document-statistic meta:object-count="102"/>
  </office:meta>
</office:document-meta>
</file>